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2251e"/>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paragraph-properties fo:break-before="page"/>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Editor's comments:</text:p>
      <text:p text:style-name="Standard"/>
      <text:p text:style-name="Standard">First of all, best wishes for 2023. Thanks for your submission of a manuscript AGEE34740 " Bee visitation, pollination service, and crop yield in commodity and hybrid seed canola". I have now received two independent reviews. The manuscript is really interestinf and provides a great critique of the state of pollination science and a good model system to address it. However, some improvements are needed that required major revision. In particular, how do you deal with « year effect » (that determines weather and possibly bees and plants data, etc.) ? <text:s/>I encourage you to pay also attention to comments raised by Reviewer#2 about wind pollination that deserves to be mention/develop a little bit more. Reading your manuscript as well, I recommend to shorten the length of the manuscript (see also comments by Reviewer#2). The crop type (if any) should be precised in the second highlight. Lastly, I would be grateful if you could address the different issues in a point by point response to the comments provided.</text:p>
      <text:p text:style-name="Standard"/>
      <text:p text:style-name="Standard">Looking forward to receiving your revised manuscript.</text:p>
      <text:p text:style-name="Standard"/>
      <text:p text:style-name="Standard">Sincerely,</text:p>
      <text:p text:style-name="Standard"/>
      <text:p text:style-name="P1">Audrey Alignier, PhD</text:p>
      <text:p text:style-name="P1"><text:s/></text:p>
      <text:p text:style-name="Standard"/>
      <text:p text:style-name="P2"/>
      <text:p text:style-name="P3">Reviewers' comments:</text:p>
      <text:p text:style-name="Standard"/>
      <text:p text:style-name="Standard">Reviewer's Responses to Questions</text:p>
      <text:p text:style-name="Standard"/>
      <text:p text:style-name="Standard">Note: In order to effectively convey your recommendations for improvement to the author(s), and help editors make well-informed and efficient decisions, we ask you to answer the following specific questions about the manuscript and provide additional suggestions where appropriate.</text:p>
      <text:p text:style-name="Standard"/>
      <text:p text:style-name="Standard">1. Are the objectives and the rationale of the study clearly stated?</text:p>
      <text:p text:style-name="Standard"/>
      <text:p text:style-name="Standard">Reviewer #1: The objectives and rationale of the study are clearly stated, except for the use of the term "black box." I think this needs explanation because it is a term I am not familiar with in this context. After I looked up the term, I better understood why it was used.</text:p>
      <text:p text:style-name="Standard"/>
      <text:p text:style-name="Standard">Reviewer #2: Yes. I appreciate the author's black box metaphor about pollination. The critiques are valid that the literature is full of simplistic associations between flower-level treatments and plant-level outcomes. The authors' Intro spells this out, and the Objectives begin the corrective by addressing distance to bee nests and plant state. I'm disappointed that they didn't consider/control for wind pollination.</text:p>
      <text:p text:style-name="Standard"/>
      <text:p text:style-name="Standard">2. If applicable, is the application/theory/method/study reported in sufficient detail to allow for its replicability and/or reproducibility?</text:p>
      <text:p text:style-name="Standard"/>
      <text:p text:style-name="Standard">Reviewer #1: Mark as appropriate with an X:</text:p>
      <text:p text:style-name="Standard">Yes [] No [X] N/A []</text:p>
      <text:p text:style-name="Standard">Provide further comments here:</text:p>
      <text:p text:style-name="Standard">1. I don't see that authors included any sort of analysis for possible year effect. Data were collected over 3 years, with commodity fields in Years 1 &amp; 2, and seed fields in Years 2 &amp; 3. If there were differences in weather between years, data on plants, seeds, flowers, and bees (abundance and behavior) could have been highly impacted and resulted in some of the differences found. How can the authors be sure that results are not due to annual variation? Can/were data analyzed for fields in years 1 &amp; 2 and then for 2 &amp; 3 for only commodity and only seed fields, respectively, to look for a year effect?</text:p>
      <text:p text:style-name="Standard"/>
      <text:p text:style-name="Standard">2. Why were insect visitation and pollution data only collected once in each field? Were all fields blooming at the same time and with the same proportion of flowers open? Were all LCBs emerged at that time and so at the same actual bee densities?</text:p>
      <text:p text:style-name="Standard"/>
      <text:p text:style-name="Standard">Reviewer #2: Mark as appropriate with an X:</text:p>
      <text:p text:style-name="Standard">Yes [X] No [] N/A []</text:p>
      <text:p text:style-name="Standard">Provide further comments here:</text:p>
      <text:p text:style-name="Standard"/>
      <text:p text:style-name="Standard">3. If applicable, are statistical analyses, controls, sampling mechanism, and statistical reporting (e.g., P-values, CIs, effect sizes) appropriate and well described?</text:p>
      <text:p text:style-name="Standard"/>
      <text:p text:style-name="Standard">Reviewer #1: Mark as appropriate with an X:</text:p>
      <text:p text:style-name="Standard">Yes [] No [] N/A []</text:p>
      <text:p text:style-name="Standard">Provide further comments here: I am not familiar with the complex statistical analyses used. The methods and results appear to be well-reported.</text:p>
      <text:p text:style-name="Standard"/>
      <text:p text:style-name="Standard"><text:soft-page-break/>Reviewer #2: Mark as appropriate with an X:</text:p>
      <text:p text:style-name="Standard">Yes [X] No [] N/A []</text:p>
      <text:p text:style-name="Standard">Provide further comments here:</text:p>
      <text:p text:style-name="Standard"/>
      <text:p text:style-name="Standard">good descriptions, interesting results, well-presented</text:p>
      <text:p text:style-name="Standard"/>
      <text:p text:style-name="Standard">4. Could the manuscript benefit from additional tables or figures, or from improving or removing (some of the) existing ones?</text:p>
      <text:p text:style-name="Standard"/>
      <text:p text:style-name="Standard">Reviewer #1: I think the tables graphics are necessary, but no more are needed.</text:p>
      <text:p text:style-name="Standard"/>
      <text:p text:style-name="Standard">Reviewer #2: Tables and figures good. Especially Fig. 1</text:p>
      <text:p text:style-name="Standard"/>
      <text:p text:style-name="Standard">5. If applicable, are the interpretation of results and study conclusions supported by the data?</text:p>
      <text:p text:style-name="Standard"/>
      <text:p text:style-name="Standard">Reviewer #1: Mark as appropriate with an X:</text:p>
      <text:p text:style-name="Standard">Yes [X] No [] N/A []</text:p>
      <text:p text:style-name="Standard">Provide further comments here:</text:p>
      <text:p text:style-name="Standard">Yes. Authors did a good job of interpreting the data without overstating, including relevant literature, and highlighting areas of future study.</text:p>
      <text:p text:style-name="Standard"/>
      <text:p text:style-name="Standard">Reviewer #2: Mark as appropriate with an X:</text:p>
      <text:p text:style-name="Standard">Yes [X] No [] N/A []</text:p>
      <text:p text:style-name="Standard">Provide further comments here:</text:p>
      <text:p text:style-name="Standard"/>
      <text:p text:style-name="Standard">6. Have the authors clearly emphasized the strengths of their study/theory/methods/argument?</text:p>
      <text:p text:style-name="Standard"/>
      <text:p text:style-name="Standard">Reviewer #1: Yes, for the most part. The collection of data across 3 years and taking field data only once (as stated above) is very concerning and needs to be justified. Otherwise, the strengths of the models to include the crop system and to interpret the outcomes is well-emphasized and informative.</text:p>
      <text:p text:style-name="Standard"/>
      <text:p text:style-name="Standard">Reviewer #2: It isn’t until line 409 that authors mention wind as a potential effect in their design or results. I appreciate the attention to plant physiology and size as under-studied contributors to pollination outcomes, but the authors seem to have missed the chance to appraise wind pollination that has been known in rape since the 1980s. Just a word, perhaps, to explain why or why not this was excluded. I know they critique bagging techniques, but some applied technology could have addressed this question at a replicable scale per plot.</text:p>
      <text:p text:style-name="Standard"/>
      <text:p text:style-name="Standard">Not seeing anywhere else to put this - but on Line 165 and thereafter it should be "Waytes et al."</text:p>
      <text:p text:style-name="Standard"/>
      <text:p text:style-name="Standard">7. Have the authors clearly stated the limitations of their study/theory/methods/argument?</text:p>
      <text:p text:style-name="Standard"/>
      <text:p text:style-name="Standard">Reviewer #1: Yes, the authors have acknowledged some of the shortcomings and caveats to this study and highlight how their work can be further extended.</text:p>
      <text:p text:style-name="Standard"/>
      <text:p text:style-name="Standard">Reviewer #2: Yes</text:p>
      <text:p text:style-name="Standard"/>
      <text:p text:style-name="Standard">8. Does the manuscript structure, flow or writing need improving (e.g., the addition of subheadings, shortening of text, reorganization of sections, or moving details from one section to another)?</text:p>
      <text:p text:style-name="Standard"><text:soft-page-break/></text:p>
      <text:p text:style-name="Standard">Reviewer #1: No, the manuscript is well-organized.</text:p>
      <text:p text:style-name="Standard"/>
      <text:p text:style-name="Standard">Reviewer #2: It is on the long side. I think thoughtful editing could reduce it 10%</text:p>
      <text:p text:style-name="Standard"/>
      <text:p text:style-name="Standard">9. Could the manuscript benefit from language editing?</text:p>
      <text:p text:style-name="Standard"/>
      <text:p text:style-name="Standard">Reviewer #1: No</text:p>
      <text:p text:style-name="Standard"/>
      <text:p text:style-name="Standard">Reviewer #2: No</text:p>
      <text:p text:style-name="Standard"/>
      <text:p text:style-name="Standard"><text:s/></text:p>
      <text:p text:style-name="Standard">Reviewer #1: I have added minor comments and editorial suggestions in the attached PDF.</text:p>
      <text:p text:style-name="Standard"/>
      <text:p text:style-name="Standard">Reviewer #2: This field is optional. If you have any additional suggestions beyond those relevant to the questions above, please number and list them her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9T11:07:20.178202941</meta:creation-date>
    <dc:date>2023-01-19T11:11:20.588485671</dc:date>
    <meta:editing-duration>PT3M59S</meta:editing-duration>
    <meta:editing-cycles>3</meta:editing-cycles>
    <meta:generator>LibreOffice/7.3.7.2$Linux_X86_64 LibreOffice_project/30$Build-2</meta:generator>
    <meta:document-statistic meta:table-count="0" meta:image-count="0" meta:object-count="0" meta:page-count="4" meta:paragraph-count="56" meta:word-count="1072" meta:character-count="6556" meta:non-whitespace-character-count="5535"/>
  </office:meta>
</office:document-meta>
</file>